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tailwindawesome.com/resources/nordic-store" text:style-name="Internet_20_link" text:visited-style-name="Visited_20_Internet_20_Link">https://www.tailwindawesome.com/resources/nordic-store</text:a></text:p>
      <text:p text:style-name="Standard"/>
      <text:p text:style-name="Standard"><text:a xlink:type="simple" xlink:href="https://www.tailwindawesome.com/resources/e-commerce-template" text:style-name="Internet_20_link" text:visited-style-name="Visited_20_Internet_20_Link">https://www.tailwindawesome.com/resources/e-commerce-template</text:a></text:p>
      <text:p text:style-name="Standard"/>
      <text:p text:style-name="Standard"><text:a xlink:type="simple" xlink:href="https://www.free-css.com/free-css-templates/page280/multishop" text:style-name="Internet_20_link" text:visited-style-name="Visited_20_Internet_20_Link">https://www.free-css.com/free-css-templates/page280/multishop</text:a></text:p>
      <text:p text:style-name="Standard"/>
      <text:p text:style-name="Standard"><text:a xlink:type="simple" xlink:href="https://www.free-css.com/free-css-templates/page277/eshopper" text:style-name="Internet_20_link" text:visited-style-name="Visited_20_Internet_20_Link">https://www.free-css.com/free-css-templates/page277/eshopper</text:a></text:p>
      <text:p text:style-name="Standard"/>
      <text:p text:style-name="Standard"><text:a xlink:type="simple" xlink:href="https://www.themealchemy.com/products/hotkicks" office:target-frame-name="_blank" xlink:show="new" text:style-name="Internet_20_link" text:visited-style-name="Visited_20_Internet_20_Link">https://www.themealchemy.com/products/hotkicks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22:29:48.221167218</meta:creation-date>
    <meta:generator>LibreOffice/7.3.7.2$Linux_X86_64 LibreOffice_project/30$Build-2</meta:generator>
    <dc:date>2024-07-24T23:18:40.016520369</dc:date>
    <meta:editing-duration>PT38M42S</meta:editing-duration>
    <meta:editing-cycles>3</meta:editing-cycles>
    <meta:document-statistic meta:table-count="0" meta:image-count="0" meta:object-count="0" meta:page-count="1" meta:paragraph-count="5" meta:word-count="5" meta:character-count="282" meta:non-whitespace-character-count="282"/>
  </office:meta>
</office:document-meta>
</file>